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5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9cm" svg:height="0.82cm" draw:z-index="0"><draw:image xlink:href="../../odt/images/0058.png" xlink:type="simple" xlink:show="embed" xlink:actuate="onLoad"/></draw:frame></text:p>
          </table:table-cell>
          <table:table-cell table:style-name="Table1.B1" office:value-type="string">
            <text:h text:style-name="P6" text:outline-level="1">Логарифм десятичный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12">C</text:span><text:span text:style-name="T1">и</text:span> <text:span text:style-name="T12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91cm" svg:height="1.61cm" draw:z-index="1"><draw:image xlink:href="../../odt/images/0058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2">векторизован</text:span><text:span text:style-name="T1">, </text:span>возвращает выходное значение, вычисленное по формуле:</text:p>
            <text:p text:style-name="P3"><draw:frame draw:style-name="fr3" draw:name="Объект1" text:anchor-type="as-char" svg:width="4.886cm" svg:height="0.56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2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<text:span text:style-name="T1">амплитуда, круговая частота и фаза</text:span>,</text:p>
            <text:p text:style-name="P2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входно<text:span text:style-name="T11">й и выходной сигналы</text:span><text:span text:style-name="T10">.</text:span></text:p>
            <text:p text:style-name="P2"><text:span text:style-name="T2">Свойства</text:span>:</text:p>
            <text:list xml:id="list7732682100147242077" text:style-name="L1">
              <text:list-item>
                <text:p text:style-name="P7"><text:span text:style-name="T19">Амплитуда – коэффициент</text:span><text:span text:style-name="T19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9">.</text:span></text:p>
              </text:list-item>
              <text:list-item>
                <text:p text:style-name="P7"><text:span text:style-name="T19">Частота – коэффициент</text:span><text:span text:style-name="T19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9">.</text:span></text:p>
              </text:list-item>
              <text:list-item>
                <text:p text:style-name="P7"><text:span text:style-name="T3">Фаза</text:span><text:span text:style-name="T19"> – коэффициент</text:span><text:span text:style-name="T19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9">.</text:span></text:p>
              </text:list-item>
            </text:list>
            <text:p text:style-name="P2"><text:span text:style-name="T10">Параметры могут быть вект</text:span>орами, размерности <text:s/>которых должны быть равны размерности входа, в этом случае на выходе будет также вектор.</text:p>
            <text:p text:style-name="P2"><text:span text:style-name="T18">Примечания</text:span>:</text:p>
            <text:list xml:id="list1098943841978542358" text:style-name="L2">
              <text:list-item>
                <text:p text:style-name="P8"><text:span text:style-name="T4">По умолчанию данный блок реализует логарифмическое десятичн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        </text:list-item>
              <text:list-item>
                <text:p text:style-name="P9"><text:span text:style-name="T13">Именованные свойства </text:span><text:span text:style-name="T7">могут быть заданы </text:span><text:span text:style-name="T13">как </text:span><text:span text:style-name="T16">локальные</text:span><text:span text:style-name="T13"> переменные модели (или субмодели) во вкладке </text:span><text:span text:style-name="T16">Параметры,</text:span><text:span text:style-name="T13"> как </text:span><text:span text:style-name="T16">глобальные</text:span><text:span text:style-name="T13"> сигналы проекта при помощи пункта главного меню </text:span><text:span text:style-name="T5">Сервис</text:span><text:span text:style-name="T13"> </text:span><text:span text:style-name="T14">→</text:span><text:span text:style-name="T15"> </text:span><text:span text:style-name="T17">Сигналы,</text:span><text:span text:style-name="T13"> </text:span><text:span text:style-name="T7">или как </text:span><text:span text:style-name="T5">внешние</text:span><text:span text:style-name="T7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арифм десятичный</dc:title>
    <dc:date>2014-12-01T11:06:08.45</dc:date>
    <meta:generator>OpenOffice/4.1.1$Win32 OpenOffice.org_project/411m6$Build-9775</meta:generator>
    <meta:editing-duration>PT2H32M35S</meta:editing-duration>
    <meta:editing-cycles>154</meta:editing-cycles>
    <meta:document-statistic meta:table-count="1" meta:image-count="2" meta:object-count="7" meta:page-count="1" meta:paragraph-count="18" meta:word-count="122" meta:character-count="83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lg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lg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